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1.9665in"/>
    </style:style>
    <style:style style:name="co6" style:family="table-column">
      <style:table-column-properties fo:break-before="auto" style:column-width="1.7575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2063in"/>
    </style:style>
    <style:style style:name="co9" style:family="table-column">
      <style:table-column-properties fo:break-before="auto" style:column-width="1.3902in"/>
    </style:style>
    <style:style style:name="co10" style:family="table-column">
      <style:table-column-properties fo:break-before="auto" style:column-width="0.6181in"/>
    </style:style>
    <style:style style:name="co11" style:family="table-column">
      <style:table-column-properties fo:break-before="auto" style:column-width="0.7799in"/>
    </style:style>
    <style:style style:name="co12" style:family="table-column">
      <style:table-column-properties fo:break-before="auto" style:column-width="0.7465in"/>
    </style:style>
    <style:style style:name="co13" style:family="table-column">
      <style:table-column-properties fo:break-before="auto" style:column-width="1.0638in"/>
    </style:style>
    <style:style style:name="co14" style:family="table-column">
      <style:table-column-properties fo:break-before="auto" style:column-width="0.9807in"/>
    </style:style>
    <style:style style:name="co15" style:family="table-column">
      <style:table-column-properties fo:break-before="auto" style:column-width="0.8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6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8" table:default-cell-style-name="ce3"/>
        <table:table-row table:style-name="ro1">
          <table:table-cell table:style-name="ce1"/>
          <table:table-cell table:style-name="ce5" office:value-type="string" calcext:value-type="string">
            <text:p>File name</text:p>
          </table:table-cell>
          <table:table-cell table:style-name="ce5" office:value-type="string" calcext:value-type="string">
            <text:p>Object cohesion</text:p>
          </table:table-cell>
          <table:table-cell table:style-name="ce5" office:value-type="string" calcext:value-type="string">
            <text:p>Object persistence</text:p>
          </table:table-cell>
          <table:table-cell table:style-name="ce5" office:value-type="string" calcext:value-type="string">
            <text:p>Object influence via contact</text:p>
          </table:table-cell>
          <table:table-cell table:style-name="ce5" office:value-type="string" calcext:value-type="string">
            <text:p>Goal-directedness (time)</text:p>
          </table:table-cell>
          <table:table-cell table:style-name="ce5" office:value-type="string" calcext:value-type="string">
            <text:p>Counting</text:p>
          </table:table-cell>
          <table:table-cell table:style-name="ce5" office:value-type="string" calcext:value-type="string">
            <text:p>Sorting/Filtering</text:p>
          </table:table-cell>
          <table:table-cell table:style-name="ce5" office:value-type="string" calcext:value-type="string">
            <text:p>Geometry/topology</text:p>
          </table:table-cell>
          <table:table-cell table:style-name="ce5" office:value-type="string" calcext:value-type="string">
            <text:p>Tips</text:p>
          </table:table-cell>
          <table:table-cell table:style-name="ce5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50a2b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9afcf9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631b094.j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5"/>
          <table:table-cell table:style-name="ce5" office:value-type="string" calcext:value-type="string">
            <text:p>Thème</text:p>
          </table:table-cell>
          <table:table-cell table:style-name="ce1" office:value-type="string" calcext:value-type="string" table:number-columns-spanned="2" table:number-rows-spanned="1">
            <text:p>Problème</text:p>
          </table:table-cell>
          <table:covered-table-cell table:style-name="ce5" office:value-type="string" calcext:value-type="string">
            <text:p>Les deux</text:p>
          </table:covered-table-cell>
          <table:table-cell table:style-name="ce5" office:value-type="string" calcext:value-type="string">
            <text:p>“Difficulté”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037b0a7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table:style-name="ce8" office:value-type="string" calcext:value-type="string" table:number-columns-spanned="1" table:number-rows-spanned="12">
            <text:p>Spati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b7f7511.js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582e5ca.j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5bd6f4ac.js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36ccf7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covered-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42a50994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85d470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covered-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25ffba3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565186b.j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7468f01a.json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4dd1130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covered-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1f85a75f.json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c9b045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covered-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b91ae062.json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5d8a9c8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covered-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c3e719e8.json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d3d703e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07bbfb7.json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9e6f938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47" calcext:value-type="float">
            <text:p>47</text:p>
          </table:table-cell>
          <table:table-cell office:value-type="string" calcext:value-type="string">
            <text:p>662c240a.json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d1d64f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61" calcext:value-type="float">
            <text:p>61</text:p>
          </table:table-cell>
          <table:table-cell office:value-type="string" calcext:value-type="string">
            <text:p>8e5a5113.json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be77c9e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Default"/>
          <table:table-cell office:value-type="float" office:value="342" calcext:value-type="float">
            <text:p>342</text:p>
          </table:table-cell>
          <table:table-cell office:value-type="string" calcext:value-type="string">
            <text:p>d406998b.json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8a62173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4f52bb0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 table:number-columns-spanned="1" table:number-rows-spanned="10">
            <text:p>Dénombr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31b094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f0f002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d0f5fe59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520fde7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794b24be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511f180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ae4f1146.json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e02f1e3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29623171.json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5ff71a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bc9ae5d.json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b7f7511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1948b0a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d0aefbc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46b3537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covered-table-cell/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fa7a44f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7a28665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8" office:value-type="string" calcext:value-type="string" table:number-columns-spanned="1" table:number-rows-spanned="10">
            <text:p>Les deux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e94b721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6442a0e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42a50994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9012d9b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e509e548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9f96cd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88a62173.json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edd82e4.json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covered-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a61f2674.json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76d97a5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1fad071e.json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79310a0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covered-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e8593010.json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416b8f3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868de0fa.json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dfd6313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8efcae92.json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d5021e8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91413438.json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13f3404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fe24cd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2c2464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9af7a82c.json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740d043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fffa47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c4377d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17c7c7b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618c87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62c240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elui non symétrique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e0a9b12.js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dad9b1f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dee498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e9d2b5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23f8c26.js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7385a82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10ecb37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7a3c6ac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67e8384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af2c5a8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f8cd79b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25ffba3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87f7484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e5a5113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522001f.js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614dbcf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9172f3a0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94f9d214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2829549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bc9ae5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59eb873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34bbc79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99b1bc43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on disjointe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07bbfb7.json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alphabetical order)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d62c1b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25d127b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45e512c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5269061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5f2a901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6df4c85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ed6ac7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9629e4f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wer blocks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962bcdd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a938d7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b148d64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ca9ddb6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dfd9992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e206a2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0fcaaa3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métrie + mettre du bleu aux 4 coins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1852cab.j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190e5a7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37eaa0f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50deff5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78fcbfb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a07d186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b2d62fb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section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b60fb0c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bfc4729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c786137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caeab9d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cf80156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e32b0e9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f0c79e5.js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f642eb9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f85a75f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f876c06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fad071e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b de gros carrés bleus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3d3e2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204b7a8.j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2168020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2233c11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281f1f4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28f6490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2eb0ac0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3581191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39be575.j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uleur d’un chemin entre les blocs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3b5c85d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53bf280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5d487eb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64363fd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72f95fa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8bf18c6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8e73c20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9623171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9c11459.j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9ec7d0e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bcee788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bee17df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c608aff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dc579da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dd70a9a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1aa019c.j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21b1fc6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32597951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345333e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428a4f5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férence symétrique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631a71a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63442ee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36d67576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36fdfd69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3906de3d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9a8645d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39e1d7f9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3aa6fb7a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ac3eb23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bd67248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3bdb4ada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3befdf3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3de23699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3e980e27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ymétrie verticale du motif quand rouge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eda0437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3f7978a0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853293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4093f84a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41e4d17e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4258a5f9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4290ef0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2a5099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4347f46a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444801d8.js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45eab21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447fd412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44d8ac46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4612dd53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469497ad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46f33fce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47c1f68c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484b58aa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48d8fb45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4938f0c2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496994b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be741c5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4c5c2cf0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50846271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08bd3b6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0cb2852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117e062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5168d44c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39a4f51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53b6821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543a7ed5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54d82841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54d9e175.js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5521c0d9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56dc2b01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56ff96f3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7aa92db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ad4f10b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5bd6f4ac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tit carré en haut à droite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5c0a986e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5c2c9af4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5daaa586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0b61512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23ea044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3613498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6430c8c4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section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6455b5f5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673ef223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773b310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7a423a3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681b3aeb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6855a6e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68b16354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694f12f3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a1e5592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6aa20dc0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b9890af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6c434453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6cdd2623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6cf79266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d0160f0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lui avec du jaune à la position du jaune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6d58a25d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6d75e8bb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6e19193c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e82a1a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6ecd11f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2322fa7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72ca375d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ui symétrique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3251a56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447852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7468f01a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5b8110e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o gris &gt; rose &gt; bordeaux &gt; jaune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760b3cac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776ffc46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77fdfe62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780d0b14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837ac6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794b24be.json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tifs en fonction du nb de carrés bleus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7b6016b9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7c008303.jso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7ddcd7ec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7df24a62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7e0986d6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7f4411dc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80af3007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810b9b61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82819916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83302e8f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834ec97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8403a5d5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846bdb03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855e0971.j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85c4e7cd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868de0fa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8731374e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88a10436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890034e9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8a004b2b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8d510a79.j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8e1813b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8eb1be9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8efcae92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8f2ea7aa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90c28cc7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90f3ed37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913fb3ed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91413438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ille grille sortie = 3x nb cases noires en entrée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91714a58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928ad970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93b581b8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941d9a10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952a094c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95990924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963e52fc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97999447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97a05b5b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98cf29f8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995c5fa3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uge par défaut, si carré au milieu à gauche, bleu en haut etc.</text:p>
          </table:table-cell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99fa7670.jso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9aec4887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9d9215db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9ecd008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9edfc990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9f236235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1570a43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2fd1cf0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3325580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3df8b1e.jso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48eeaf7.jso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5313dff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5f85a15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61ba2ce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61f267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64e4611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65b410d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68b268e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ange &gt; jaune &gt; bleu &gt;rose</text:p>
          </table:table-cell>
          <table:table-cell table:number-columns-repeated="101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699fb00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78176bb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8c38be5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8d7556c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abf363d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ba27056.js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c0a08a4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e3edfdc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e4f1146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f902bf9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0c4d837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uteur de vide dans le verre</text:p>
          </table:table-cell>
          <table:table-cell table:number-columns-repeated="101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190f7f5.js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230c067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es 2 identiques en bleu</text:p>
          </table:table-cell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27ca6d3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2862040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527c5c6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548a75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60334d2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6afb2da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7249182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775ac94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782dc8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8825c91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8cdaf2b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91ae062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94a9452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9b7f026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26e723.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97ae07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b43febb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c1d5164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on</text:p>
          </table:table-cell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d4472b8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da2d7a6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e94b721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eb8660c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0f76784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1d99e64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3e719e8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répète le motif aux emplacements de la couleur majorante</text:p>
          </table:table-cell>
          <table:table-cell table:number-columns-repeated="101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3f564a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444b776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8cbb738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909285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9f8e69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a06a1f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bded52d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ce03e0d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decee7f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n lit les couleurs de droite à gauche et on les dispose en serpent</text:p>
          </table:table-cell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e22a75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e4f8723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e602527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a forme fine qui n’a pas de trou sur le dessus ?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e9e57f2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f98881b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une &gt; marron &gt; bleu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06dbe63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07ae81c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d0f5fe59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d22278a0.jso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2abd087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d364b48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d406998b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 sur deux de droite à gauche (start gris quand longueur paire)</text:p>
          </table:table-cell>
          <table:table-cell table:number-columns-repeated="101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d43fd935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4469b4b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uge = T, …</text:p>
          </table:table-cell>
          <table:table-cell table:number-columns-repeated="101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4a91cb9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d4f3cd78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d5d6de2d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687bc17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6ad076f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d89b689b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8c310e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90796e8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9f24cd1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d9fac9be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b3e9e38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b93a21d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bc1a6c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c0a314f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c1df850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c433765.js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ddf7fa4f.js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de1cd16c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ed9733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e179c5f4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21d9049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e26a3af2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3497940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40b9e2f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48d4e1a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5062a87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509e548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50d258f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672183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73095fd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76a88a6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8593010.j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8dc4411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9614598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e98196ab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a32f347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a786f4a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b281b96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eb5a1d5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c883f72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cdecbb3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ef135b50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15e1fac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1cefba8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25fbde4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f35d900a.j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5b8619d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8a8fe49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8b3ba0a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8c80d96.j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8ff0b80.j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cb5c309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cc82909.j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eca6190.j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ille = nb couleurs x5</text:p>
          </table:table-cell>
          <table:table-cell table:number-columns-repeated="101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f28f65a.j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f805c23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:.C401])" office:value-type="float" office:value="273" calcext:value-type="float">
            <text:p>273</text:p>
          </table:table-cell>
          <table:table-cell table:formula="of:=SUM([.D1:.D401])" office:value-type="float" office:value="141" calcext:value-type="float">
            <text:p>141</text:p>
          </table:table-cell>
          <table:table-cell table:formula="of:=SUM([.E1:.E401])" office:value-type="float" office:value="37" calcext:value-type="float">
            <text:p>37</text:p>
          </table:table-cell>
          <table:table-cell table:formula="of:=SUM([.F1:.F401])" office:value-type="float" office:value="65" calcext:value-type="float">
            <text:p>65</text:p>
          </table:table-cell>
          <table:table-cell table:formula="of:=SUM([.G1:.G401])" office:value-type="float" office:value="48" calcext:value-type="float">
            <text:p>48</text:p>
          </table:table-cell>
          <table:table-cell table:formula="of:=SUM([.H1:.H401])" office:value-type="float" office:value="63" calcext:value-type="float">
            <text:p>63</text:p>
          </table:table-cell>
          <table:table-cell table:formula="of:=SUM([.I1:.I401])" office:value-type="float" office:value="269" calcext:value-type="float">
            <text:p>269</text:p>
          </table:table-cell>
          <table:table-cell table:number-columns-repeated="1015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I40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7:19:34.829653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1:45:42.545259764</meta:creation-date>
    <meta:generator>LibreOffice/7.0.6.2$Linux_X86_64 LibreOffice_project/00$Build-2</meta:generator>
    <dc:date>2021-06-15T19:19:31.881059224</dc:date>
    <meta:editing-duration>PT39M43S</meta:editing-duration>
    <meta:editing-cycles>9</meta:editing-cycles>
    <meta:document-statistic meta:table-count="1" meta:cell-count="1833" meta:object-count="0"/>
  </office:meta>
</office:document-meta>
</file>